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09f57a" officeooo:paragraph-rsid="0009f57a"/>
    </style:style>
    <style:style style:name="P2" style:family="paragraph" style:parent-style-name="Standard">
      <style:text-properties fo:font-weight="bold" officeooo:rsid="000af4a2" officeooo:paragraph-rsid="000af4a2" style:font-weight-asian="bold" style:font-weight-complex="bold"/>
    </style:style>
    <style:style style:name="P3" style:family="paragraph" style:parent-style-name="Standard">
      <style:text-properties fo:font-weight="bold" officeooo:rsid="000e62a7" officeooo:paragraph-rsid="000e62a7" style:font-weight-asian="bold" style:font-weight-complex="bold"/>
    </style:style>
    <style:style style:name="P4" style:family="paragraph" style:parent-style-name="Standard">
      <style:text-properties fo:font-weight="bold" officeooo:rsid="001012f0" officeooo:paragraph-rsid="001012f0" style:font-weight-asian="bold" style:font-weight-complex="bold"/>
    </style:style>
    <style:style style:name="P5" style:family="paragraph" style:parent-style-name="Standard">
      <style:text-properties fo:font-weight="bold" officeooo:rsid="0007f0ed" officeooo:paragraph-rsid="0011ed05" style:font-weight-asian="bold" style:font-weight-complex="bold"/>
    </style:style>
    <style:style style:name="P6" style:family="paragraph" style:parent-style-name="Standard">
      <style:text-properties fo:font-weight="bold" officeooo:rsid="000a88c6" officeooo:paragraph-rsid="0011ed05" style:font-weight-asian="bold" style:font-weight-complex="bold"/>
    </style:style>
    <style:style style:name="P7" style:family="paragraph" style:parent-style-name="Standard">
      <style:text-properties fo:font-weight="bold" officeooo:rsid="000bc9a1" officeooo:paragraph-rsid="0011ed05" style:font-weight-asian="bold" style:font-weight-complex="bold"/>
    </style:style>
    <style:style style:name="P8" style:family="paragraph" style:parent-style-name="Standard">
      <style:text-properties fo:font-weight="bold" officeooo:rsid="000e4768" officeooo:paragraph-rsid="0011ed05" style:font-weight-asian="bold" style:font-weight-complex="bold"/>
    </style:style>
    <style:style style:name="P9" style:family="paragraph" style:parent-style-name="Standard">
      <style:text-properties fo:font-weight="bold" officeooo:rsid="000fe7e5" officeooo:paragraph-rsid="0011ed05" style:font-weight-asian="bold" style:font-weight-complex="bold"/>
    </style:style>
    <style:style style:name="P10" style:family="paragraph" style:parent-style-name="Standard">
      <style:text-properties fo:font-weight="bold" officeooo:rsid="00146cd0" officeooo:paragraph-rsid="0011ed05" style:font-weight-asian="bold" style:font-weight-complex="bold"/>
    </style:style>
    <style:style style:name="P11" style:family="paragraph" style:parent-style-name="Standard">
      <style:text-properties fo:font-weight="bold" officeooo:rsid="00160d02" officeooo:paragraph-rsid="0011ed05" style:font-weight-asian="bold" style:font-weight-complex="bold"/>
    </style:style>
    <style:style style:name="P12" style:family="paragraph" style:parent-style-name="Standard">
      <style:text-properties fo:font-weight="bold" officeooo:rsid="0019531a" officeooo:paragraph-rsid="0011ed05" style:font-weight-asian="bold" style:font-weight-complex="bold"/>
    </style:style>
    <style:style style:name="P13" style:family="paragraph" style:parent-style-name="Standard">
      <style:text-properties fo:font-weight="bold" officeooo:rsid="001b1b25" officeooo:paragraph-rsid="0011ed05" style:font-weight-asian="bold" style:font-weight-complex="bold"/>
    </style:style>
    <style:style style:name="P14" style:family="paragraph" style:parent-style-name="Standard">
      <style:text-properties fo:font-weight="bold" officeooo:rsid="001ee7b3" officeooo:paragraph-rsid="0011ed05" style:font-weight-asian="bold" style:font-weight-complex="bold"/>
    </style:style>
    <style:style style:name="P15" style:family="paragraph" style:parent-style-name="Standard">
      <style:text-properties fo:font-weight="bold" officeooo:rsid="0020195d" officeooo:paragraph-rsid="0011ed05" style:font-weight-asian="bold" style:font-weight-complex="bold"/>
    </style:style>
    <style:style style:name="P16" style:family="paragraph" style:parent-style-name="Standard">
      <style:text-properties fo:font-weight="bold" officeooo:rsid="0020f5ca" officeooo:paragraph-rsid="0011ed05" style:font-weight-asian="bold" style:font-weight-complex="bold"/>
    </style:style>
    <style:style style:name="P17" style:family="paragraph" style:parent-style-name="Standard">
      <style:text-properties fo:font-weight="bold" officeooo:rsid="0023f647" officeooo:paragraph-rsid="0011ed05" style:font-weight-asian="bold" style:font-weight-complex="bold"/>
    </style:style>
    <style:style style:name="P18" style:family="paragraph" style:parent-style-name="Standard">
      <style:text-properties fo:font-weight="normal" officeooo:rsid="000c6d23" officeooo:paragraph-rsid="000c6d23" style:font-weight-asian="normal" style:font-weight-complex="normal"/>
    </style:style>
    <style:style style:name="P19" style:family="paragraph" style:parent-style-name="Standard">
      <style:text-properties fo:font-weight="normal" officeooo:rsid="001012f0" officeooo:paragraph-rsid="001012f0" style:font-weight-asian="normal" style:font-weight-complex="normal"/>
    </style:style>
    <style:style style:name="P20" style:family="paragraph" style:parent-style-name="Standard">
      <style:text-properties officeooo:rsid="00007ea3" officeooo:paragraph-rsid="0011ed05"/>
    </style:style>
    <style:style style:name="P21" style:family="paragraph" style:parent-style-name="Standard">
      <style:text-properties officeooo:rsid="0000b8e4" officeooo:paragraph-rsid="0011ed05"/>
    </style:style>
    <style:style style:name="P22" style:family="paragraph" style:parent-style-name="Standard">
      <style:text-properties officeooo:rsid="0003ee9f" officeooo:paragraph-rsid="0011ed05"/>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8b0b2" officeooo:paragraph-rsid="0011ed0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8acf" officeooo:paragraph-rsid="0011ed0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8acf" officeooo:paragraph-rsid="0011ed0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list-style-name="L1">
      <style:text-properties fo:font-weight="bold" officeooo:rsid="000af4a2" officeooo:paragraph-rsid="000af4a2" style:font-weight-asian="bold" style:font-weight-complex="bold"/>
    </style:style>
    <style:style style:name="P27" style:family="paragraph" style:parent-style-name="Standard" style:list-style-name="L1">
      <style:text-properties fo:font-weight="bold" officeooo:rsid="000c6d23" officeooo:paragraph-rsid="000c6d23" style:font-weight-asian="bold" style:font-weight-complex="bold"/>
    </style:style>
    <style:style style:name="P28" style:family="paragraph" style:parent-style-name="Standard" style:list-style-name="L3">
      <style:text-properties fo:font-weight="bold" officeooo:rsid="001021ed" officeooo:paragraph-rsid="001021ed" style:font-weight-asian="bold" style:font-weight-complex="bold"/>
    </style:style>
    <style:style style:name="P29" style:family="paragraph" style:parent-style-name="Standard" style:list-style-name="L5">
      <style:text-properties fo:font-weight="bold" officeooo:rsid="0003ee9f" officeooo:paragraph-rsid="0011ed05" style:font-weight-asian="bold" style:font-weight-complex="bold"/>
    </style:style>
    <style:style style:name="P30" style:family="paragraph" style:parent-style-name="Standard" style:list-style-name="L6">
      <style:text-properties fo:font-weight="bold" officeooo:rsid="0007f0ed" officeooo:paragraph-rsid="0011ed05" style:font-weight-asian="bold" style:font-weight-complex="bold"/>
    </style:style>
    <style:style style:name="P31" style:family="paragraph" style:parent-style-name="Standard" style:list-style-name="L7">
      <style:text-properties fo:font-weight="bold" officeooo:rsid="000bc9a1" officeooo:paragraph-rsid="0011ed05" style:font-weight-asian="bold" style:font-weight-complex="bold"/>
    </style:style>
    <style:style style:name="P32" style:family="paragraph" style:parent-style-name="Standard" style:list-style-name="L8">
      <style:text-properties fo:font-weight="bold" officeooo:rsid="000f9415" officeooo:paragraph-rsid="0011ed05" style:font-weight-asian="bold" style:font-weight-complex="bold"/>
    </style:style>
    <style:style style:name="P33" style:family="paragraph" style:parent-style-name="Standard" style:list-style-name="L8">
      <style:text-properties fo:font-weight="bold" officeooo:rsid="00235916" officeooo:paragraph-rsid="0011ed05" style:font-weight-asian="bold" style:font-weight-complex="bold"/>
    </style:style>
    <style:style style:name="P34" style:family="paragraph" style:parent-style-name="Standard" style:list-style-name="L9">
      <style:text-properties fo:font-weight="bold" officeooo:rsid="000fe7e5" officeooo:paragraph-rsid="0011ed05" style:font-weight-asian="bold" style:font-weight-complex="bold"/>
    </style:style>
    <style:style style:name="P35" style:family="paragraph" style:parent-style-name="Standard" style:list-style-name="L10">
      <style:text-properties fo:font-weight="bold" officeooo:rsid="00146cd0" officeooo:paragraph-rsid="0011ed05" style:font-weight-asian="bold" style:font-weight-complex="bold"/>
    </style:style>
    <style:style style:name="P36" style:family="paragraph" style:parent-style-name="Standard" style:list-style-name="L11">
      <style:text-properties fo:font-weight="bold" officeooo:rsid="00160d02" officeooo:paragraph-rsid="0011ed05" style:font-weight-asian="bold" style:font-weight-complex="bold"/>
    </style:style>
    <style:style style:name="P37" style:family="paragraph" style:parent-style-name="Standard" style:list-style-name="L12">
      <style:text-properties fo:font-weight="bold" officeooo:rsid="0019531a" officeooo:paragraph-rsid="0011ed05" style:font-weight-asian="bold" style:font-weight-complex="bold"/>
    </style:style>
    <style:style style:name="P38" style:family="paragraph" style:parent-style-name="Standard" style:list-style-name="L12">
      <style:text-properties fo:font-weight="bold" officeooo:rsid="0019cbf6" officeooo:paragraph-rsid="0011ed05" style:font-weight-asian="bold" style:font-weight-complex="bold"/>
    </style:style>
    <style:style style:name="P39" style:family="paragraph" style:parent-style-name="Standard" style:list-style-name="L13">
      <style:text-properties fo:font-weight="bold" officeooo:rsid="001b348e" officeooo:paragraph-rsid="0011ed05" style:font-weight-asian="bold" style:font-weight-complex="bold"/>
    </style:style>
    <style:style style:name="P40" style:family="paragraph" style:parent-style-name="Standard" style:list-style-name="L13">
      <style:text-properties fo:font-weight="bold" officeooo:rsid="001cee4a" officeooo:paragraph-rsid="0011ed05" style:font-weight-asian="bold" style:font-weight-complex="bold"/>
    </style:style>
    <style:style style:name="P41" style:family="paragraph" style:parent-style-name="Standard" style:list-style-name="L13">
      <style:text-properties fo:font-weight="bold" officeooo:rsid="001d1af8" officeooo:paragraph-rsid="0011ed05" style:font-weight-asian="bold" style:font-weight-complex="bold"/>
    </style:style>
    <style:style style:name="P42" style:family="paragraph" style:parent-style-name="Standard" style:list-style-name="L14">
      <style:text-properties fo:font-weight="bold" officeooo:rsid="001ee7b3" officeooo:paragraph-rsid="0011ed05" style:font-weight-asian="bold" style:font-weight-complex="bold"/>
    </style:style>
    <style:style style:name="P43" style:family="paragraph" style:parent-style-name="Standard">
      <style:text-properties fo:font-weight="bold" officeooo:rsid="001357dc" officeooo:paragraph-rsid="00120397" style:font-weight-asian="bold" style:font-weight-complex="bold"/>
    </style:style>
    <style:style style:name="P44" style:family="paragraph" style:parent-style-name="Standard">
      <style:text-properties fo:font-weight="bold" officeooo:rsid="0014cc56" officeooo:paragraph-rsid="00120397" style:font-weight-asian="bold" style:font-weight-complex="bold"/>
    </style:style>
    <style:style style:name="P45" style:family="paragraph" style:parent-style-name="Standard">
      <style:text-properties fo:font-weight="bold" officeooo:rsid="00171d52" officeooo:paragraph-rsid="00120397" style:font-weight-asian="bold" style:font-weight-complex="bold"/>
    </style:style>
    <style:style style:name="P46" style:family="paragraph" style:parent-style-name="Standard">
      <style:text-properties fo:font-weight="bold" officeooo:rsid="00171d6c" officeooo:paragraph-rsid="00120397" style:font-weight-asian="bold" style:font-weight-complex="bold"/>
    </style:style>
    <style:style style:name="P47" style:family="paragraph" style:parent-style-name="Standard">
      <style:text-properties fo:font-weight="bold" officeooo:rsid="0018addb" officeooo:paragraph-rsid="00120397" style:font-weight-asian="bold" style:font-weight-complex="bold"/>
    </style:style>
    <style:style style:name="P48" style:family="paragraph" style:parent-style-name="Standard" style:list-style-name="L24">
      <style:text-properties fo:font-weight="bold" officeooo:rsid="00199bfd" officeooo:paragraph-rsid="00120397" style:font-weight-asian="bold" style:font-weight-complex="bold"/>
    </style:style>
    <style:style style:name="P49" style:family="paragraph" style:parent-style-name="Standard">
      <style:text-properties fo:font-weight="bold" officeooo:rsid="00199bfd" officeooo:paragraph-rsid="00120397" style:font-weight-asian="bold" style:font-weight-complex="bold"/>
    </style:style>
    <style:style style:name="P50" style:family="paragraph" style:parent-style-name="Standard" style:list-style-name="L1">
      <style:text-properties fo:font-weight="normal" officeooo:rsid="000af4a2" officeooo:paragraph-rsid="000af4a2" style:font-weight-asian="normal" style:font-weight-complex="normal"/>
    </style:style>
    <style:style style:name="P51" style:family="paragraph" style:parent-style-name="Standard" style:list-style-name="L2">
      <style:text-properties fo:font-weight="normal" officeooo:rsid="000e62a7" officeooo:paragraph-rsid="000e62a7" style:font-weight-asian="normal" style:font-weight-complex="normal"/>
    </style:style>
    <style:style style:name="P52" style:family="paragraph" style:parent-style-name="Standard" style:list-style-name="L2">
      <style:text-properties fo:font-weight="normal" officeooo:rsid="000f0498" officeooo:paragraph-rsid="000f0498" style:font-weight-asian="normal" style:font-weight-complex="normal"/>
    </style:style>
    <style:style style:name="P53" style:family="paragraph" style:parent-style-name="Standard" style:list-style-name="L2">
      <style:text-properties fo:font-weight="normal" officeooo:rsid="001012f0" officeooo:paragraph-rsid="001012f0" style:font-weight-asian="normal" style:font-weight-complex="normal"/>
    </style:style>
    <style:style style:name="P54" style:family="paragraph" style:parent-style-name="Standard" style:list-style-name="L3">
      <style:text-properties fo:font-weight="normal" officeooo:rsid="001021ed" officeooo:paragraph-rsid="001021ed" style:font-weight-asian="normal" style:font-weight-complex="normal"/>
    </style:style>
    <style:style style:name="P55" style:family="paragraph" style:parent-style-name="Standard">
      <style:text-properties fo:font-weight="normal" officeooo:rsid="001021ed" officeooo:paragraph-rsid="001021ed" style:font-weight-asian="normal" style:font-weight-complex="normal"/>
    </style:style>
    <style:style style:name="P56" style:family="paragraph" style:parent-style-name="Standard">
      <style:text-properties fo:font-weight="normal" officeooo:rsid="00007ea3" officeooo:paragraph-rsid="0011ed05" style:font-weight-asian="normal" style:font-weight-complex="normal"/>
    </style:style>
    <style:style style:name="P57" style:family="paragraph" style:parent-style-name="Standard">
      <style:text-properties fo:font-weight="normal" officeooo:rsid="0000b8e4" officeooo:paragraph-rsid="0011ed05" style:font-weight-asian="normal" style:font-weight-complex="normal"/>
    </style:style>
    <style:style style:name="P58" style:family="paragraph" style:parent-style-name="Standard" style:list-style-name="L4">
      <style:text-properties officeooo:rsid="0000b8e4" officeooo:paragraph-rsid="0011ed05"/>
    </style:style>
    <style:style style:name="P59" style:family="paragraph" style:parent-style-name="Standard" style:list-style-name="L5">
      <style:text-properties officeooo:rsid="0003ee9f" officeooo:paragraph-rsid="0011ed05"/>
    </style:style>
    <style:style style:name="P60" style:family="paragraph" style:parent-style-name="Standard">
      <style:text-properties fo:language="pt" fo:country="BR" fo:font-weight="normal" officeooo:rsid="0003ee9f" officeooo:paragraph-rsid="0011ed05" style:font-weight-asian="normal" style:font-weight-complex="normal"/>
    </style:style>
    <style:style style:name="P61" style:family="paragraph" style:parent-style-name="Standard" style:list-style-name="L6">
      <style:text-properties fo:language="pt" fo:country="BR" fo:font-weight="normal" officeooo:rsid="0007f0ed" officeooo:paragraph-rsid="0011ed05" style:font-weight-asian="normal" style:font-weight-complex="normal"/>
    </style:style>
    <style:style style:name="P62" style:family="paragraph" style:parent-style-name="Standard">
      <style:text-properties fo:language="pt" fo:country="BR" fo:font-weight="normal" officeooo:rsid="0007f0ed" officeooo:paragraph-rsid="0011ed05" style:font-weight-asian="normal" style:font-weight-complex="normal"/>
    </style:style>
    <style:style style:name="P63" style:family="paragraph" style:parent-style-name="Standard">
      <style:text-properties fo:language="pt" fo:country="BR" fo:font-weight="normal" officeooo:rsid="000a88c6" officeooo:paragraph-rsid="0011ed05" style:font-weight-asian="normal" style:font-weight-complex="normal"/>
    </style:style>
    <style:style style:name="P64" style:family="paragraph" style:parent-style-name="Standard">
      <style:text-properties fo:language="pt" fo:country="BR" fo:font-weight="normal" officeooo:rsid="000bc9a1" officeooo:paragraph-rsid="0011ed05" style:font-weight-asian="normal" style:font-weight-complex="normal"/>
    </style:style>
    <style:style style:name="P65" style:family="paragraph" style:parent-style-name="Standard">
      <style:text-properties fo:language="pt" fo:country="BR" fo:font-weight="normal" officeooo:rsid="000f9415" officeooo:paragraph-rsid="0011ed05" style:font-weight-asian="normal" style:font-weight-complex="normal"/>
    </style:style>
    <style:style style:name="P66" style:family="paragraph" style:parent-style-name="Standard" style:list-style-name="L9">
      <style:text-properties fo:language="pt" fo:country="BR" fo:font-weight="normal" officeooo:rsid="000fe7e5" officeooo:paragraph-rsid="0011ed05" style:font-weight-asian="normal" style:font-weight-complex="normal"/>
    </style:style>
    <style:style style:name="P67" style:family="paragraph" style:parent-style-name="Standard">
      <style:text-properties fo:language="pt" fo:country="BR" fo:font-weight="normal" officeooo:rsid="00115e2a" officeooo:paragraph-rsid="0011ed05" style:font-weight-asian="normal" style:font-weight-complex="normal"/>
    </style:style>
    <style:style style:name="P68" style:family="paragraph" style:parent-style-name="Standard">
      <style:text-properties fo:language="pt" fo:country="BR" fo:font-weight="normal" officeooo:rsid="00146cd0" officeooo:paragraph-rsid="0011ed05" style:font-weight-asian="normal" style:font-weight-complex="normal"/>
    </style:style>
    <style:style style:name="P69" style:family="paragraph" style:parent-style-name="Standard">
      <style:text-properties fo:language="pt" fo:country="BR" fo:font-weight="normal" officeooo:rsid="00160d02" officeooo:paragraph-rsid="0011ed05" style:font-weight-asian="normal" style:font-weight-complex="normal"/>
    </style:style>
    <style:style style:name="P70" style:family="paragraph" style:parent-style-name="Standard">
      <style:text-properties fo:language="pt" fo:country="BR" fo:font-weight="normal" officeooo:rsid="001a8f03" officeooo:paragraph-rsid="0011ed05" style:font-weight-asian="normal" style:font-weight-complex="normal"/>
    </style:style>
    <style:style style:name="P71" style:family="paragraph" style:parent-style-name="Standard" style:list-style-name="L13">
      <style:text-properties fo:language="pt" fo:country="BR" fo:font-weight="normal" officeooo:rsid="001d1af8" officeooo:paragraph-rsid="0011ed05" style:font-weight-asian="normal" style:font-weight-complex="normal"/>
    </style:style>
    <style:style style:name="P72" style:family="paragraph" style:parent-style-name="Standard">
      <style:text-properties fo:language="pt" fo:country="BR" fo:font-weight="normal" officeooo:rsid="001d1af8" officeooo:paragraph-rsid="0011ed05" style:font-weight-asian="normal" style:font-weight-complex="normal"/>
    </style:style>
    <style:style style:name="P73" style:family="paragraph" style:parent-style-name="Standard" style:list-style-name="L14">
      <style:text-properties fo:language="pt" fo:country="BR" fo:font-weight="normal" officeooo:rsid="001ee7b3" officeooo:paragraph-rsid="0011ed05" style:font-weight-asian="normal" style:font-weight-complex="normal"/>
    </style:style>
    <style:style style:name="P74" style:family="paragraph" style:parent-style-name="Standard">
      <style:text-properties fo:language="pt" fo:country="BR" fo:font-weight="normal" officeooo:rsid="001ee7b3" officeooo:paragraph-rsid="0011ed05" style:font-weight-asian="normal" style:font-weight-complex="normal"/>
    </style:style>
    <style:style style:name="P75" style:family="paragraph" style:parent-style-name="Standard">
      <style:text-properties fo:language="pt" fo:country="BR" fo:font-weight="normal" officeooo:rsid="0020195d" officeooo:paragraph-rsid="0011ed05" style:font-weight-asian="normal" style:font-weight-complex="normal"/>
    </style:style>
    <style:style style:name="P76" style:family="paragraph" style:parent-style-name="Standard">
      <style:text-properties fo:language="pt" fo:country="BR" fo:font-weight="normal" officeooo:rsid="0020f5ca" officeooo:paragraph-rsid="0011ed05" style:font-weight-asian="normal" style:font-weight-complex="normal"/>
    </style:style>
    <style:style style:name="P77" style:family="paragraph" style:parent-style-name="Standard">
      <style:text-properties fo:language="pt" fo:country="BR" fo:font-weight="normal" officeooo:rsid="0023f647" officeooo:paragraph-rsid="0011ed05" style:font-weight-asian="normal" style:font-weight-complex="normal"/>
    </style:style>
    <style:style style:name="P78" style:family="paragraph" style:parent-style-name="Standard">
      <style:text-properties fo:language="pt" fo:country="BR" fo:font-weight="normal" officeooo:rsid="0023fccb" officeooo:paragraph-rsid="0011ed05" style:font-weight-asian="normal" style:font-weight-complex="normal"/>
    </style:style>
    <style:style style:name="P79" style:family="paragraph" style:parent-style-name="Standard" style:list-style-name="L27">
      <style:text-properties fo:language="pt" fo:country="BR" fo:font-style="italic" fo:font-weight="bold" officeooo:rsid="0023197d" officeooo:paragraph-rsid="00120397" style:font-style-asian="italic" style:font-weight-asian="bold" style:font-style-complex="italic" style:font-weight-complex="bold"/>
    </style:style>
    <style:style style:name="P80" style:family="paragraph" style:parent-style-name="Standard">
      <style:text-properties officeooo:rsid="00020925" officeooo:paragraph-rsid="00120397"/>
    </style:style>
    <style:style style:name="P81" style:family="paragraph" style:parent-style-name="Standard">
      <style:text-properties officeooo:rsid="0004534b" officeooo:paragraph-rsid="00120397"/>
    </style:style>
    <style:style style:name="P82" style:family="paragraph" style:parent-style-name="Standard">
      <style:text-properties officeooo:rsid="0005ed8d" officeooo:paragraph-rsid="00120397"/>
    </style:style>
    <style:style style:name="P83" style:family="paragraph" style:parent-style-name="Standard">
      <style:text-properties officeooo:rsid="0008f65a" officeooo:paragraph-rsid="00120397"/>
    </style:style>
    <style:style style:name="P84" style:family="paragraph" style:parent-style-name="Standard" style:list-style-name="L16">
      <style:text-properties officeooo:rsid="000a881f" officeooo:paragraph-rsid="00120397"/>
    </style:style>
    <style:style style:name="P85" style:family="paragraph" style:parent-style-name="Standard">
      <style:text-properties officeooo:rsid="000a881f" officeooo:paragraph-rsid="00120397"/>
    </style:style>
    <style:style style:name="P86" style:family="paragraph" style:parent-style-name="Standard">
      <style:text-properties officeooo:rsid="000b5ee4" officeooo:paragraph-rsid="00120397"/>
    </style:style>
    <style:style style:name="P87" style:family="paragraph" style:parent-style-name="Standard">
      <style:text-properties officeooo:rsid="000cf9a0" officeooo:paragraph-rsid="00120397"/>
    </style:style>
    <style:style style:name="P88" style:family="paragraph" style:parent-style-name="Standard" style:list-style-name="L22">
      <style:text-properties officeooo:rsid="000d9e2d" officeooo:paragraph-rsid="00120397"/>
    </style:style>
    <style:style style:name="P89" style:family="paragraph" style:parent-style-name="Standard">
      <style:text-properties officeooo:rsid="000d9e2d" officeooo:paragraph-rsid="00120397"/>
    </style:style>
    <style:style style:name="P90" style:family="paragraph" style:parent-style-name="Standard">
      <style:text-properties officeooo:rsid="000eefa5" officeooo:paragraph-rsid="00120397"/>
    </style:style>
    <style:style style:name="P91" style:family="paragraph" style:parent-style-name="Standard" style:list-style-name="L23">
      <style:text-properties officeooo:rsid="001351b7" officeooo:paragraph-rsid="00120397"/>
    </style:style>
    <style:style style:name="P92" style:family="paragraph" style:parent-style-name="Standard">
      <style:text-properties officeooo:rsid="001351b7" officeooo:paragraph-rsid="00120397"/>
    </style:style>
    <style:style style:name="P93" style:family="paragraph" style:parent-style-name="Standard" style:list-style-name="L25">
      <style:text-properties fo:font-style="italic" fo:font-weight="bold" officeooo:rsid="001dfb1d" officeooo:paragraph-rsid="00120397" style:font-style-asian="italic" style:font-weight-asian="bold" style:font-style-complex="italic" style:font-weight-complex="bold"/>
    </style:style>
    <style:style style:name="P94" style:family="paragraph" style:parent-style-name="Standard">
      <style:text-properties fo:font-style="italic" fo:font-weight="bold" officeooo:rsid="001dfb1d" officeooo:paragraph-rsid="00120397" style:font-style-asian="italic" style:font-weight-asian="bold" style:font-style-complex="italic" style:font-weight-complex="bold"/>
    </style:style>
    <style:style style:name="P95" style:family="paragraph" style:parent-style-name="Standard" style:list-style-name="L26">
      <style:text-properties fo:font-style="italic" fo:font-weight="bold" officeooo:rsid="001fcb02" officeooo:paragraph-rsid="00120397" style:font-style-asian="italic" style:font-weight-asian="bold" style:font-style-complex="italic" style:font-weight-complex="bold"/>
    </style:style>
    <style:style style:name="P96" style:family="paragraph" style:parent-style-name="Standard">
      <style:text-properties fo:font-style="italic" fo:font-weight="bold" officeooo:rsid="001fcb02" officeooo:paragraph-rsid="00120397" style:font-style-asian="italic" style:font-weight-asian="bold" style:font-style-complex="italic" style:font-weight-complex="bold"/>
    </style:style>
    <style:style style:name="P97" style:family="paragraph" style:parent-style-name="Standard" style:list-style-name="L26">
      <style:text-properties fo:font-style="italic" fo:font-weight="bold" officeooo:rsid="0020d5ed" officeooo:paragraph-rsid="00120397" style:font-style-asian="italic" style:font-weight-asian="bold" style:font-style-complex="italic" style:font-weight-complex="bold"/>
    </style:style>
    <style:style style:name="P98" style:family="paragraph" style:parent-style-name="Standard">
      <style:text-properties fo:font-style="italic" fo:font-weight="bold" officeooo:rsid="0020d5ed" officeooo:paragraph-rsid="00120397" style:font-style-asian="italic" style:font-weight-asian="bold" style:font-style-complex="italic" style:font-weight-complex="bold"/>
    </style:style>
    <style:style style:name="P99" style:family="paragraph" style:parent-style-name="Standard">
      <style:text-properties fo:font-style="italic" fo:font-weight="bold" officeooo:rsid="00219c86" officeooo:paragraph-rsid="00120397" style:font-style-asian="italic" style:font-weight-asian="bold" style:font-style-complex="italic" style:font-weight-complex="bold"/>
    </style:style>
    <style:style style:name="P100" style:family="paragraph" style:parent-style-name="Standard" style:list-style-name="L27">
      <style:text-properties fo:font-style="italic" fo:font-weight="bold" officeooo:rsid="0022adf8" officeooo:paragraph-rsid="00120397" style:font-style-asian="italic" style:font-weight-asian="bold" style:font-style-complex="italic" style:font-weight-complex="bold"/>
    </style:style>
    <style:style style:name="P101" style:family="paragraph" style:parent-style-name="Standard">
      <style:text-properties fo:font-style="italic" fo:font-weight="bold" officeooo:rsid="0022adf8" officeooo:paragraph-rsid="00120397" style:font-style-asian="italic" style:font-weight-asian="bold" style:font-style-complex="italic" style:font-weight-complex="bold"/>
    </style:style>
    <style:style style:name="P102" style:family="paragraph" style:parent-style-name="Standard" style:list-style-name="L27">
      <style:text-properties fo:font-style="italic" fo:font-weight="bold" officeooo:rsid="0023197d" officeooo:paragraph-rsid="00120397"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3ee9f" style:font-weight-asian="normal" style:font-weight-complex="normal"/>
    </style:style>
    <style:style style:name="T3" style:family="text">
      <style:text-properties fo:font-weight="normal" officeooo:rsid="000305df" style:font-weight-asian="normal" style:font-weight-complex="normal"/>
    </style:style>
    <style:style style:name="T4" style:family="text">
      <style:text-properties fo:font-weight="normal" officeooo:rsid="0003a1a5" style:font-weight-asian="normal" style:font-weight-complex="normal"/>
    </style:style>
    <style:style style:name="T5" style:family="text">
      <style:text-properties fo:font-weight="normal" officeooo:rsid="00071374" style:font-weight-asian="normal" style:font-weight-complex="normal"/>
    </style:style>
    <style:style style:name="T6" style:family="text">
      <style:text-properties fo:font-weight="normal" officeooo:rsid="000be1ac" style:font-weight-asian="normal" style:font-weight-complex="normal"/>
    </style:style>
    <style:style style:name="T7" style:family="text">
      <style:text-properties fo:font-weight="normal" officeooo:rsid="000d9e2d" style:font-weight-asian="normal" style:font-weight-complex="normal"/>
    </style:style>
    <style:style style:name="T8" style:family="text">
      <style:text-properties fo:font-weight="normal" officeooo:rsid="001025e9" style:font-weight-asian="normal" style:font-weight-complex="normal"/>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weight="normal" officeooo:rsid="000c8c49" style:font-weight-asian="normal" style:font-weight-complex="normal"/>
    </style:style>
    <style:style style:name="T12" style:family="text">
      <style:text-properties fo:language="pt" fo:country="BR" fo:font-weight="normal" officeooo:rsid="00115e2a" style:font-weight-asian="normal" style:font-weight-complex="normal"/>
    </style:style>
    <style:style style:name="T13" style:family="text">
      <style:text-properties fo:language="pt" fo:country="BR" officeooo:rsid="00115e2a"/>
    </style:style>
    <style:style style:name="T14" style:family="text">
      <style:text-properties fo:language="pt" fo:country="BR" officeooo:rsid="001a8f03"/>
    </style:style>
    <style:style style:name="T15" style:family="text">
      <style:text-properties fo:font-weight="bold" style:font-weight-asian="bold" style:font-weight-complex="bold"/>
    </style:style>
    <style:style style:name="T16" style:family="text">
      <style:text-properties fo:font-weight="bold" officeooo:rsid="0003ee9f" style:font-weight-asian="bold" style:font-weight-complex="bold"/>
    </style:style>
    <style:style style:name="T17" style:family="text">
      <style:text-properties fo:font-weight="bold" officeooo:rsid="000d9e2d" style:font-weight-asian="bold" style:font-weight-complex="bold"/>
    </style:style>
    <style:style style:name="T18" style:family="text">
      <style:text-properties fo:color="#ce181e" fo:font-weight="bold" style:font-weight-asian="bold" style:font-weight-complex="bold"/>
    </style:style>
    <style:style style:name="T19" style:family="text">
      <style:text-properties fo:color="#ce181e" fo:font-weight="normal" officeooo:rsid="00071374" style:font-weight-asian="normal" style:font-weight-complex="normal"/>
    </style:style>
    <style:style style:name="T20" style:family="text">
      <style:text-properties fo:color="#21409a" fo:language="pt" fo:country="BR"/>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15e7ca"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5e7ca" style:font-weight-asian="normal" style:font-weight-complex="normal"/>
    </style:style>
    <style:style style:name="T28" style:family="text">
      <style:text-properties style:text-underline-style="none" fo:font-weight="normal" officeooo:rsid="001b4c52" style:font-weight-asian="normal" style:font-weight-complex="normal"/>
    </style:style>
    <style:style style:name="T29" style:family="text">
      <style:text-properties style:text-underline-style="none" officeooo:rsid="0015e7ca"/>
    </style:style>
    <style:style style:name="T30" style:family="text">
      <style:text-properties style:text-underline-style="none" officeooo:rsid="001b4c5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E<text:span text:style-name="T1">:</text:span></text:p>
      <text:list xml:id="list2074521266" text:style-name="L1">
        <text:list-item>
          <text:p text:style-name="P26"><text:span text:style-name="T1">o preço à vista do produto, FOB ou posto na fronteira é </text:span>indicativo<text:span text:style-name="T1"> </text:span>do preço normal<text:span text:style-name="T1">;</text:span></text:p>
        </text:list-item>
        <text:list-item>
          <text:p text:style-name="P26"><text:span text:style-name="T1">se preço da mercadoria for de difícil apuração ou de variação brusca no mercado internacional, a CAMEX fixará </text:span>critérios específicos<text:span text:style-name="T1"> ou estabelecerá </text:span>pauta de valor mínimo<text:span text:style-name="T1"> para a apuração da BC;</text:span></text:p>
        </text:list-item>
        <text:list-item>
          <text:p text:style-name="P50">para efeito da determinação da BC, o preço de venda das mercadorias exportadas não poderá ser inferior ao seu custo de aquisição ou produção, acrescido dos impostos e das contribuições incidentes e da margem de lucro de 15% sobre a soma dos custos, mais impostos e contribuições;</text:p>
        </text:list-item>
        <text:list-item>
          <text:p text:style-name="P26"><text:span text:style-name="T1">alíquota será de </text:span>30% podendo ser aumentada até 150%<text:span text:style-name="T1"> pela CAMEX;</text:span></text:p>
        </text:list-item>
        <text:list-item>
          <text:p text:style-name="P27"><text:span text:style-name="T1">a forma e o prazo de pagamento do IE serão fixados pelo </text:span>Ministro da Fazenda<text:span text:style-name="T1">.</text:span></text:p>
        </text:list-item>
      </text:list>
      <text:p text:style-name="P18"/>
      <text:p text:style-name="P3">IPI na importação<text:span text:style-name="T1">:</text:span></text:p>
      <text:list xml:id="list1235073332" text:style-name="L2">
        <text:list-item>
          <text:p text:style-name="P51">FG ocorre no desembaraço aduaneiro;</text:p>
        </text:list-item>
        <text:list-item>
          <text:p text:style-name="P51">recolhimento tributário ocorre no registro da DI;</text:p>
        </text:list-item>
        <text:list-item>
          <text:p text:style-name="P52">não incide sobre:</text:p>
          <text:list>
            <text:list-item>
              <text:p text:style-name="P52">mercadoria estrangeira que veio ao Brasil por erro inequívoco;</text:p>
            </text:list-item>
            <text:list-item>
              <text:p text:style-name="P52">mercadoria estrangeira idêntica que veio ao Brasil para repor outra anteriormente importada no caso de defeito ou por ser imprestável;</text:p>
            </text:list-item>
            <text:list-item>
              <text:p text:style-name="P52">embarcações feitas no Brasil e transferidas por matriz de empresa brasileira de navegação para subsidiária integral no exterior, que retornem ao registro brasileiro, como propriedade da mesma empresa nacional de origem;</text:p>
            </text:list-item>
          </text:list>
        </text:list-item>
        <text:list-item>
          <text:p text:style-name="P52">BC = valor aduaneiro + montante do II + encargos cambiais;</text:p>
        </text:list-item>
        <text:list-item>
          <text:p text:style-name="P53">bens integrantes de RPI amparados por RTS: II de 60%, isentos de IPI;</text:p>
        </text:list-item>
        <text:list-item>
          <text:p text:style-name="P53">bens integrantes de bagagem amparados por RTE: II de 50%, isentos de IPI.</text:p>
        </text:list-item>
      </text:list>
      <text:p text:style-name="P19"/>
      <text:p text:style-name="P4">PIS/COFINS-importação<text:span text:style-name="T1">:</text:span></text:p>
      <text:list xml:id="list14964700" text:style-name="L3">
        <text:list-item>
          <text:p text:style-name="P54">FG: entrada de bens estrangeiros no território aduaneiro;</text:p>
        </text:list-item>
        <text:list-item>
          <text:p text:style-name="P54">considera-se o FG ocorrido:</text:p>
          <text:list>
            <text:list-item>
              <text:p text:style-name="P54">bens nacionalizados (despacho p/ consumo) → data de registro da DI;</text:p>
            </text:list-item>
            <text:list-item>
              <text:p text:style-name="P54">extravio de mercadoria → data do lançamento do CT;</text:p>
            </text:list-item>
            <text:list-item>
              <text:p text:style-name="P54">se antes de se aplicar a pena de perdimento → data do vencimento do prazo de permanência em recinto alfandegado;</text:p>
            </text:list-item>
          </text:list>
        </text:list-item>
        <text:list-item>
          <text:p text:style-name="P54">também incidem sobre importação de serviços:</text:p>
          <text:list>
            <text:list-item>
              <text:p text:style-name="P54">executados no País; ou</text:p>
            </text:list-item>
            <text:list-item>
              <text:p text:style-name="P54">executados no exterior, cujo resultado se verifique no País;</text:p>
            </text:list-item>
            <text:list-item>
              <text:p text:style-name="P54">o FG será a contraprestação ao residente ou domiciliado no exterior, sendo o momento temporal exato a data em que essa contraprestação se efetua;</text:p>
            </text:list-item>
          </text:list>
        </text:list-item>
        <text:list-item>
          <text:p text:style-name="P54">BC: valor aduaneiro;</text:p>
          <text:list>
            <text:list-item>
              <text:p text:style-name="P28">Atenção!<text:span text:style-name="T1"> Lembrar que o valor aduaneiro é obtido pelo AVA, que por sua vez </text:span>veda<text:span text:style-name="T1"> que se incluam na determinação do valor aduaneiro os tributos internos. Logo ICMS, PIS e COFINS </text:span>não<text:span text:style-name="T1"> podem integrar o valor aduaneiro!</text:span></text:p>
            </text:list-item>
          </text:list>
        </text:list-item>
      </text:list>
      <text:p text:style-name="P55"/>
      <text:p text:style-name="P20">PIS/Cofins-importação são pagas no momento do <text:span text:style-name="T15">registro da DI</text:span><text:span text:style-name="T1">.</text:span></text:p>
      <text:p text:style-name="P56">PIS-importação → 2,1% (existem várias exceções).</text:p>
      <text:p text:style-name="P56">COFINS-importação → 9,65% (existem várias exceções).</text:p>
      <text:p text:style-name="P56"/>
      <text:p text:style-name="P21"><text:span text:style-name="T18">Contribuintes</text:span><text:span text:style-name="T1"> do PIS/COFINS-importação (semelhantes ao do II), </text:span><text:span text:style-name="T2">de acordo com o </text:span><text:span text:style-name="T16">RA</text:span><text:span text:style-name="T1">:</text:span></text:p>
      <text:list xml:id="list47471366" text:style-name="L4">
        <text:list-item>
          <text:p text:style-name="P58"><text:soft-page-break/><text:span text:style-name="T15">importador</text:span><text:span text:style-name="T1">, assim considerada qualquer pessoa que promova a entrada de bens estrangeiros no território aduaneiro;</text:span></text:p>
        </text:list-item>
        <text:list-item>
          <text:p text:style-name="P58"><text:span text:style-name="T15">destinatário de RPI</text:span><text:span text:style-name="T1"> indicado pelo remetente;</text:span></text:p>
        </text:list-item>
        <text:list-item>
          <text:p text:style-name="P58"><text:span text:style-name="T15">adquirente</text:span><text:span text:style-name="T1"> da mercadoria entrepostada.</text:span></text:p>
        </text:list-item>
      </text:list>
      <text:p text:style-name="P57"/>
      <text:p text:style-name="P22"><text:span text:style-name="T18">Contribuintes</text:span><text:span text:style-name="T1"> do PIS/COFINS-importação, de acordo com a </text:span><text:span text:style-name="T15">L10.825/04</text:span><text:span text:style-name="T1">:</text:span></text:p>
      <text:list xml:id="list2363948173" text:style-name="L5">
        <text:list-item>
          <text:p text:style-name="P59"><text:span text:style-name="T15">PF/PJ</text:span><text:span text:style-name="T1"> </text:span><text:span text:style-name="T15">contratante</text:span><text:span text:style-name="T1"> de serviços de residente/domiciliado no exterior;</text:span></text:p>
        </text:list-item>
        <text:list-item>
          <text:p text:style-name="P29">beneficiário<text:span text:style-name="T1"> do serviço, se contratante também for residente/domiciliado no exterior.</text:span></text:p>
        </text:list-item>
      </text:list>
      <text:p text:style-name="P60"/>
      <text:p text:style-name="P60"/>
      <text:p text:style-name="P5"><text:span text:style-name="T20">Responsáveis solidários</text:span><text:span text:style-name="T10"> do PIS/COFINS-importação:</text:span></text:p>
      <text:list xml:id="list745905956" text:style-name="L6">
        <text:list-item>
          <text:p text:style-name="P30"><text:span text:style-name="T9">depositário</text:span><text:span text:style-name="T10">;</text:span></text:p>
        </text:list-item>
        <text:list-item>
          <text:p text:style-name="P30"><text:span text:style-name="T9">transportador</text:span><text:span text:style-name="T10">;</text:span></text:p>
        </text:list-item>
        <text:list-item>
          <text:p text:style-name="P30"><text:span text:style-name="T9">representante </text:span><text:span text:style-name="T10">do transportador estrangeiro;</text:span></text:p>
        </text:list-item>
        <text:list-item>
          <text:p text:style-name="P61">expedidor, operador de transporte multimodal ou subcontratados;</text:p>
        </text:list-item>
        <text:list-item>
          <text:p text:style-name="P30"><text:span text:style-name="T9">adquirente</text:span><text:span text:style-name="T10">, quando importação for a sua conta e ordem, por intermédio de PJ importadora.</text:span></text:p>
        </text:list-item>
      </text:list>
      <text:p text:style-name="P62"/>
      <table:table table:name="Table1" table:style-name="Table1">
        <table:table-column table:style-name="Table1.A"/>
        <table:table-row table:style-name="Table1.1">
          <table:table-cell table:style-name="Table1.A1" office:value-type="string">
            <text:p text:style-name="P23">II<text:span text:style-name="T1"> → depositário e transportador são </text:span>responsáveis<text:span text:style-name="T1">.</text:span></text:p>
            <text:p text:style-name="P23">PIS/COFINS-importação<text:span text:style-name="T1"> → depositário e transportador são </text:span>responsáveis solidários<text:span text:style-name="T1">.</text:span></text:p>
          </table:table-cell>
        </table:table-row>
      </table:table>
      <text:p text:style-name="P62"/>
      <text:p text:style-name="P6"><text:span text:style-name="T10">As EBAS são </text:span><text:span text:style-name="T9">imunes</text:span><text:span text:style-name="T10"> (isentas no texto da CF) de contribuições sociais.</text:span></text:p>
      <text:p text:style-name="P63"/>
      <text:p text:style-name="P7"><text:span text:style-name="T9">REPES</text:span><text:span text:style-name="T10">:</text:span></text:p>
      <text:list xml:id="list1393472876" text:style-name="L7">
        <text:list-item>
          <text:p text:style-name="P31"><text:span text:style-name="T10">importação de bens novos de TI com </text:span><text:span text:style-name="T9">suspensão</text:span><text:span text:style-name="T10"> do PIS/COFINS-importação (e do IPI se sem similar nacional);</text:span></text:p>
        </text:list-item>
        <text:list-item>
          <text:p text:style-name="P31"><text:span text:style-name="T11">compromisso de </text:span><text:span text:style-name="T10">exportação &gt; 50% RBV anual.</text:span></text:p>
        </text:list-item>
      </text:list>
      <text:p text:style-name="P64"/>
      <text:p text:style-name="P8"><text:span text:style-name="T9">RECAP</text:span><text:span text:style-name="T10">:</text:span></text:p>
      <text:list xml:id="list3455715662" text:style-name="L8">
        <text:list-item>
          <text:p text:style-name="P32"><text:span text:style-name="T10">importação de máquinas e equipamentos com </text:span><text:span text:style-name="T9">suspensão</text:span><text:span text:style-name="T10"> do PIS/COFINS-importação;</text:span></text:p>
        </text:list-item>
        <text:list-item>
          <text:p text:style-name="P32"><text:span text:style-name="T10">exportação no ano-calendário imediatamente anterior &gt;= 50% RBV → deve manter esse percentual por </text:span><text:span text:style-name="T9">2 anos</text:span><text:span text:style-name="T10">;</text:span></text:p>
        </text:list-item>
        <text:list-item>
          <text:p text:style-name="P33"><text:span text:style-name="T10">pode ser usufruído por </text:span><text:span text:style-name="T9">3 anos</text:span><text:span text:style-name="T10">.</text:span></text:p>
        </text:list-item>
      </text:list>
      <text:p text:style-name="P65"/>
      <text:p text:style-name="P9"><text:span text:style-name="T9">PJ preponderantemente exportadora</text:span><text:span text:style-name="T10">:</text:span></text:p>
      <text:list xml:id="list1953839382" text:style-name="L9">
        <text:list-item>
          <text:p text:style-name="P66">compromisso de exportação &gt;= 50% RBV;</text:p>
        </text:list-item>
        <text:list-item>
          <text:p text:style-name="P34"><text:span text:style-name="T10">importação de insumos com </text:span><text:span text:style-name="T9">suspensão</text:span><text:span text:style-name="T10"> do PIS/COFINS-importação </text:span><text:span text:style-name="T12">(e do IPI também).</text:span></text:p>
        </text:list-item>
      </text:list>
      <text:p text:style-name="P67"/>
      <text:p text:style-name="P10"><text:span text:style-name="T13">P</text:span><text:span text:style-name="T9">ADIS</text:span><text:span text:style-name="T10">:</text:span></text:p>
      <text:list xml:id="list73598599" text:style-name="L10">
        <text:list-item>
          <text:p text:style-name="P35"><text:span text:style-name="T10">importação de máquinas destinadas à indústria de semicondutores com </text:span><text:span text:style-name="T9">redução a 0%</text:span><text:span text:style-name="T10"> do PIS/COFINS-importação (e do IPI também).</text:span></text:p>
        </text:list-item>
      </text:list>
      <text:p text:style-name="P68"/>
      <text:p text:style-name="P11"><text:span text:style-name="T9">PATVD</text:span><text:span text:style-name="T10">:</text:span></text:p>
      <text:list xml:id="list630991016" text:style-name="L11">
        <text:list-item>
          <text:p text:style-name="P36"><text:span text:style-name="T10">importação de máquinas destinadas à fabricação de transmissores de TV digital com </text:span><text:span text:style-name="T9">redução a 0%</text:span><text:span text:style-name="T10"> do PIS/COFINS-importação.</text:span></text:p>
        </text:list-item>
      </text:list>
      <text:p text:style-name="P69"/>
      <text:p text:style-name="P12"><text:span text:style-name="T9">REIDI</text:span><text:span text:style-name="T10">:</text:span></text:p>
      <text:list xml:id="list455862403" text:style-name="L12">
        <text:list-item>
          <text:p text:style-name="P37"><text:span text:style-name="T10">importação de máquinas para uso/incorporação em obras de infraestrutura com </text:span><text:span text:style-name="T9">suspensão</text:span><text:span text:style-name="T10"> do PIS/COFINS-importação;</text:span></text:p>
        </text:list-item>
        <text:list-item>
          <text:p text:style-name="P38"><text:span text:style-name="T10">pode ser usufruído por </text:span><text:span text:style-name="T9">5 anos</text:span><text:span text:style-name="T10">.</text:span></text:p>
        </text:list-item>
      </text:list>
      <text:p text:style-name="P70"><text:soft-page-break/></text:p>
      <text:p text:style-name="P13"><text:span text:style-name="T14">R</text:span><text:span text:style-name="T9">ETID</text:span><text:span text:style-name="T10">:</text:span></text:p>
      <text:list xml:id="list2940584766" text:style-name="L13">
        <text:list-item>
          <text:p text:style-name="P39"><text:span text:style-name="T10">importação de bens de defesa nacional com </text:span><text:span text:style-name="T9">suspensão</text:span><text:span text:style-name="T10"> do PIS/COFINS, PIS/COFINS-importação e IPI;</text:span></text:p>
        </text:list-item>
        <text:list-item>
          <text:p text:style-name="P40"><text:span text:style-name="T10">optantes pelo SIMPLES </text:span><text:span text:style-name="T9">não</text:span><text:span text:style-name="T10"> podem se habilitar ao RETID;</text:span></text:p>
        </text:list-item>
        <text:list-item>
          <text:p text:style-name="P71">se PJ beneficiária do RETID vender bens de defesa nacional à União para uso privativo das FAs:</text:p>
          <text:list>
            <text:list-item>
              <text:p text:style-name="P41"><text:span text:style-name="T9">aliquota 0%</text:span><text:span text:style-name="T10"> → PIS/COFINS-importação;</text:span></text:p>
            </text:list-item>
            <text:list-item>
              <text:p text:style-name="P41"><text:span text:style-name="T9">isenção</text:span><text:span text:style-name="T10"> → IPI.</text:span></text:p>
            </text:list-item>
          </text:list>
        </text:list-item>
      </text:list>
      <text:p text:style-name="P72"/>
      <text:p text:style-name="P14"><text:span text:style-name="T9">REICOMP</text:span><text:span text:style-name="T10">:</text:span></text:p>
      <text:list xml:id="list1748530397" text:style-name="L14">
        <text:list-item>
          <text:p text:style-name="P42"><text:span text:style-name="T10">importação e compra no mercado interno com </text:span><text:span text:style-name="T9">suspensão</text:span><text:span text:style-name="T10"> do PIS/COFINS, PIS/COFINS-importação e IPI;</text:span></text:p>
        </text:list-item>
        <text:list-item>
          <text:p text:style-name="P73">beneficiários: PJ habilitada p/ fabricação de equipamentos de informática, e PJ habilitada vencedora de licitação para aquisição e assistência técnica de equipamentos de informática.</text:p>
        </text:list-item>
      </text:list>
      <text:p text:style-name="P74"/>
      <text:p text:style-name="P15"><text:span text:style-name="T9">Acetona</text:span><text:span text:style-name="T10"> p/ defensivos agrícolas → </text:span><text:span text:style-name="T9">suspensão</text:span><text:span text:style-name="T10"> PIS/COFINS-importação.</text:span></text:p>
      <text:p text:style-name="P75"/>
      <text:p text:style-name="P16"><text:span text:style-name="T9">Navegação de cabotagem/apoio portuário e marítimo</text:span><text:span text:style-name="T10"> → importação de óleo combustível com </text:span><text:span text:style-name="T9">suspensão</text:span><text:span text:style-name="T10"> PIS/COFINS-importação.</text:span></text:p>
      <text:p text:style-name="P76"/>
      <table:table table:name="Table2" table:style-name="Table2">
        <table:table-column table:style-name="Table2.A"/>
        <table:table-column table:style-name="Table2.B"/>
        <table:table-row table:style-name="Table2.1">
          <table:table-cell table:style-name="Table2.A1" office:value-type="string">
            <text:p text:style-name="P24">Suspensão</text:p>
          </table:table-cell>
          <table:table-cell table:style-name="Table2.B1" office:value-type="string">
            <text:p text:style-name="P24">Redução alíquota 0%</text:p>
          </table:table-cell>
        </table:table-row>
        <table:table-row>
          <table:table-cell table:style-name="Table2.A2" office:value-type="string">
            <text:p text:style-name="P25">REPES, REIDI, REICOMP, RETID, RECAP</text:p>
            <text:p text:style-name="P25">Acetona</text:p>
            <text:p text:style-name="P25">Navegação de cabotagem</text:p>
          </table:table-cell>
          <table:table-cell table:style-name="Table2.B2" office:value-type="string">
            <text:p text:style-name="P25">PADIS, PATVD</text:p>
          </table:table-cell>
        </table:table-row>
      </table:table>
      <text:p text:style-name="P76"/>
      <text:p text:style-name="P17"><text:span text:style-name="T10">STF: é </text:span><text:span text:style-name="T9">inconstitucional</text:span><text:span text:style-name="T10"> a incluir o ICMS na BC do PIS/COFINS-importação.</text:span></text:p>
      <text:p text:style-name="P77"/>
      <text:p text:style-name="P78">STF: é legítima a cobrança do ICMS por ocasião do desembaraço aduaneiro.</text:p>
      <text:p text:style-name="P78"/>
      <text:p text:style-name="P80">O controle da RFB sobre o pagamento do ICMS na importação é <text:span text:style-name="T15">meramente formal</text:span><text:span text:style-name="T1">: importador deve entregar declaração sobre o ICMS devido </text:span><text:span text:style-name="T15">no desembaraço aduaneiro</text:span><text:span text:style-name="T1">, e deve ser efetivada </text:span><text:span text:style-name="T15">após o registro da DI</text:span><text:span text:style-name="T1">, constituindo </text:span><text:span text:style-name="T15">condição para a entrega</text:span><text:span text:style-name="T1"> da mercadoria ao importador. </text:span><text:span text:style-name="T3">Se houver qualquer tipo de exoneração do ICMS, isso deverá constar na declaração.</text:span></text:p>
      <text:p text:style-name="P80"><text:span text:style-name="T4"/></text:p>
      <text:p text:style-name="P81"><text:span text:style-name="T4">F</text:span><text:span text:style-name="T1">G do ICMS-importação é o </text:span><text:span text:style-name="T15">desembaraço aduaneiro</text:span><text:span text:style-name="T1"> (idem ao IPI).</text:span></text:p>
      <text:p text:style-name="P81"><text:span text:style-name="T1"/></text:p>
      <text:p text:style-name="P82"><text:span text:style-name="T1">BC do ICMS-importação: valor da mercadoria + II + IPI + IOF + quaisquer outros tributos e despesas aduaneiras. </text:span><text:span text:style-name="T19">[o próprio ICMS está incluso nessa BC!]</text:span></text:p>
      <text:p text:style-name="P82"><text:span text:style-name="T5"/></text:p>
      <text:p text:style-name="P83"><text:span text:style-name="T5">O </text:span><text:span text:style-name="T1">pagamento da CIDE-combustíveis será </text:span><text:span text:style-name="T15">na data do registro da DI</text:span><text:span text:style-name="T1">.</text:span></text:p>
      <text:p text:style-name="P83"><text:span text:style-name="T1"/></text:p>
      <text:p text:style-name="P85"><text:span text:style-name="T1">Sujeito passivo da CIDE-combustíveis:</text:span></text:p>
      <text:list xml:id="list1199944126" text:style-name="L16">
        <text:list-item>
          <text:p text:style-name="P84"><text:span text:style-name="T1">na importação → importador;</text:span></text:p>
        </text:list-item>
        <text:list-item>
          <text:p text:style-name="P84"><text:span text:style-name="T1">na comercialização interna → produtor ou formulador.</text:span></text:p>
        </text:list-item>
      </text:list>
      <text:p text:style-name="P85"><text:span text:style-name="T1"/></text:p>
      <text:p text:style-name="P86"><text:span text:style-name="T1">AFRMM é uma CIDE e é a RFB quem arrecada, fiscaliza, restitui e concede benefícios </text:span><text:span text:style-name="T6">previstos em lei </text:span><text:span text:style-name="T1">dele.</text:span></text:p>
      <text:p text:style-name="P87"><text:soft-page-break/><text:span text:style-name="T1"/></text:p>
      <text:p text:style-name="P87"><text:span text:style-name="T1">FG do AFRMM: </text:span><text:span text:style-name="T15">início</text:span><text:span text:style-name="T1"> da operação de descarregamento. </text:span><text:span text:style-name="T7">Mas </text:span><text:span text:style-name="T17">não</text:span><text:span text:style-name="T7"> incide AFRMM sobre:</text:span></text:p>
      <text:list xml:id="list4068004895" text:style-name="L22">
        <text:list-item>
          <text:p text:style-name="P88"><text:span text:style-name="T1">navegação fluvial ou lacustre, exceto de granéis líquidos no N e NE;</text:span></text:p>
        </text:list-item>
        <text:list-item>
          <text:p text:style-name="P88"><text:span text:style-name="T1">frete de transporte de mercadoria sujeita a pena de perdimento; e</text:span></text:p>
        </text:list-item>
        <text:list-item>
          <text:p text:style-name="P88"><text:span text:style-name="T1">mercadorias destinadas a porto brasileiro que efetuarem transbordo ou baldeação em um ou mais portos nacionais não incidirá novo AFRMM referente ao transporte entre os citados portos, se este já tiver sido calculado desde a sua origem até seu destino final.</text:span></text:p>
        </text:list-item>
      </text:list>
      <text:p text:style-name="P89"><text:span text:style-name="T1"/></text:p>
      <text:p text:style-name="P90"><text:span text:style-name="T1">BC do AFRMM: frete, </text:span><text:span text:style-name="T8">incluindo despesas necessárias</text:span><text:span text:style-name="T1">.</text:span></text:p>
      <text:p text:style-name="P90"><text:span text:style-name="T1"/></text:p>
      <text:p text:style-name="P92"><text:span text:style-name="T1">Alíquotas do AFRMM:</text:span></text:p>
      <text:list xml:id="list3941926620" text:style-name="L23">
        <text:list-item>
          <text:p text:style-name="P91"><text:span text:style-name="T1">longo curso → 25%;</text:span></text:p>
        </text:list-item>
        <text:list-item>
          <text:p text:style-name="P91"><text:span text:style-name="T1">cabotagem → 10%;</text:span></text:p>
        </text:list-item>
        <text:list-item>
          <text:p text:style-name="P91"><text:span text:style-name="T1">lacustre/fluvial N e NE → 40%.</text:span></text:p>
        </text:list-item>
      </text:list>
      <text:p text:style-name="P92"><text:span text:style-name="T1"/></text:p>
      <text:p text:style-name="P43">Conhecimento de embarque<text:span text:style-name="T1"> comprova o valor do frete, e na sua não exigência a </text:span>declaração do contribuinte<text:span text:style-name="T1"> é o que comprova aquele valor.</text:span></text:p>
      <text:p text:style-name="P43"><text:span text:style-name="T1"/></text:p>
      <text:p text:style-name="P44">Consignatário constante no conhecimento de embarque <text:span text:style-name="T1">é o </text:span><text:span text:style-name="T23">contribuinte</text:span><text:span text:style-name="T26"> do AFRMM, já o </text:span><text:span text:style-name="T25">proprietário</text:span><text:span text:style-name="T26"> da carga é </text:span><text:span text:style-name="T23">responsável solidário</text:span><text:span text:style-name="T26">. </text:span><text:span text:style-name="T27">Mas se </text:span><text:span text:style-name="T29">não</text:span><text:span text:style-name="T27"> for exigível o CE, o </text:span><text:span text:style-name="T24">contribuinte</text:span><text:span text:style-name="T27"> será o </text:span><text:span text:style-name="T29">proprietário</text:span><text:span text:style-name="T27">.</text:span></text:p>
      <text:p text:style-name="P44"><text:span text:style-name="T27"/></text:p>
      <text:p text:style-name="P45"><text:span text:style-name="T27">O </text:span><text:span text:style-name="T26">pagamento do AFRMM deve ser feito </text:span><text:span text:style-name="T25">antes</text:span><text:span text:style-name="T26"> </text:span><text:span text:style-name="T25">da autorização da entrega</text:span><text:span text:style-name="T26"> da mercadoria.</text:span></text:p>
      <text:p text:style-name="P45"><text:span text:style-name="T26"/></text:p>
      <text:p text:style-name="P46"><text:span text:style-name="T26">A TUM é devida </text:span><text:span text:style-name="T25">na emissão do CE-Mercante</text:span><text:span text:style-name="T26">.</text:span></text:p>
      <text:p text:style-name="P46"><text:span text:style-name="T26"/></text:p>
      <text:p text:style-name="P46"><text:span text:style-name="T26">Poder Executivo pode reduzir ou aumentar o valor da TUM até R$ 50,00.</text:span></text:p>
      <text:p text:style-name="P46"><text:span text:style-name="T26"/></text:p>
      <text:p text:style-name="P47"><text:span text:style-name="T26">A TUM </text:span><text:span text:style-name="T25">não</text:span><text:span text:style-name="T26"> é devida para cargas isentas do AFRMM, bem como aquelas submetidas a pena de perdimento.</text:span></text:p>
      <text:p text:style-name="P47"><text:span text:style-name="T26"/></text:p>
      <text:p text:style-name="P49"><text:span text:style-name="T26">Crédito presumido de IPI:</text:span></text:p>
      <text:list xml:id="list3685554183" text:style-name="L24">
        <text:list-item>
          <text:p text:style-name="P48"><text:span text:style-name="T26">BC: </text:span><text:span text:style-name="T26"><draw:frame draw:style-name="fr1" draw:name="Object1" text:anchor-type="as-char" svg:y="-0.2437in" svg:width="3.9256in" svg:height="0.3929in" draw:z-index="0"><draw:object xlink:href="./Object 1" xlink:type="simple" xlink:show="embed" xlink:actuate="onLoad"/><draw:image xlink:href="./ObjectReplacements/Object 1" xlink:type="simple" xlink:show="embed" xlink:actuate="onLoad"/><svg:desc>formula</svg:desc></draw:frame></text:span></text:p>
        </text:list-item>
        <text:list-item>
          <text:p text:style-name="P48"><text:span text:style-name="T26">Alíquota: 5,37%</text:span><text:span text:style-name="T28">.</text:span></text:p>
        </text:list-item>
      </text:list>
      <text:p text:style-name="P49"><text:span text:style-name="T28"/></text:p>
      <text:p text:style-name="P94"><text:span text:style-name="T30">D</text:span><text:span text:style-name="T25">rawback</text:span><text:span text:style-name="T21">:</text:span></text:p>
      <text:list xml:id="list152558661" text:style-name="L25">
        <text:list-item>
          <text:p text:style-name="P93"><text:span text:style-name="T21">regime aduaneiro especial de incentivo à exportação;</text:span></text:p>
        </text:list-item>
        <text:list-item>
          <text:p text:style-name="P93"><text:span text:style-name="T21">desoneração de insumos importados que serão usados na produção de mercadorias exportadas ou a exportar.</text:span></text:p>
        </text:list-item>
      </text:list>
      <text:p text:style-name="P94"><text:span text:style-name="T21"/></text:p>
      <text:p text:style-name="P96"><text:span text:style-name="T21">Requisitos para ser uma ECE:</text:span></text:p>
      <text:list xml:id="list3827882774" text:style-name="L26">
        <text:list-item>
          <text:p text:style-name="P95"><text:span text:style-name="T21">registro na SECEX e na RFB, de acordo com o MDIC e MF;</text:span></text:p>
        </text:list-item>
        <text:list-item>
          <text:p text:style-name="P97"><text:span text:style-name="T21">ser uma SA;</text:span></text:p>
        </text:list-item>
        <text:list-item>
          <text:p text:style-name="P97"><text:span text:style-name="T21">possuir capital mínimo definido pela CVM.</text:span></text:p>
        </text:list-item>
      </text:list>
      <text:p text:style-name="P98"><text:span text:style-name="T21"/></text:p>
      <text:p text:style-name="P99"><text:span text:style-name="T21">Mercadoria nacional admitida no regime aduaneiro especial de </text:span><text:span text:style-name="T22">Depósito Alfandegado Certificado</text:span><text:span text:style-name="T21"> será considerada como </text:span><text:span text:style-name="T22">exportada</text:span><text:span text:style-name="T21">.</text:span></text:p>
      <text:p text:style-name="P99"><text:span text:style-name="T21"/></text:p>
      <text:p text:style-name="P101"><text:soft-page-break/><text:span text:style-name="T21">SIMPLES NACIONAL:</text:span></text:p>
      <text:list xml:id="list1190043973" text:style-name="L27">
        <text:list-item>
          <text:p text:style-name="P100"><text:span text:style-name="T21">na </text:span><text:span text:style-name="T22">importação</text:span><text:span text:style-name="T21">: II, PIS/COFINS-importação, IPI-importação e ICMS-importação incidem normalmente;</text:span></text:p>
        </text:list-item>
        <text:list-item>
          <text:p text:style-name="P102"><text:span text:style-name="T21">na </text:span><text:span text:style-name="T22">exportação</text:span><text:span text:style-name="T21">:</text:span></text:p>
          <text:list>
            <text:list-item>
              <text:p text:style-name="P102"><text:span text:style-name="T21">as receitas de exportação serão </text:span><text:span text:style-name="T22">destacadas pelo contribuinte</text:span><text:span text:style-name="T21">, ou seja, reduzirá o valor a ser recolhido pelo SIMPLES;</text:span></text:p>
            </text:list-item>
            <text:list-item>
              <text:p text:style-name="P79"><text:span text:style-name="T21">quando o IE existir, ele irá incidir normalment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f57a" officeooo:paragraph-rsid="0009f57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2 – IE, IPI, PIS/COFINS, ICMS, CIDE-Combustíveis, AFRMM, TUM, incentivos fiscais à exportaç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20:43:03.947000000</meta:creation-date>
    <dc:date>2018-06-10T18:07:38.616000000</dc:date>
    <meta:editing-duration>PT16M8S</meta:editing-duration>
    <meta:editing-cycles>5</meta:editing-cycles>
    <meta:generator>LibreOffice/6.0.1.1$Windows_X86_64 LibreOffice_project/60bfb1526849283ce2491346ed2aa51c465abfe6</meta:generator>
    <meta:document-statistic meta:table-count="2" meta:image-count="0" meta:object-count="1" meta:page-count="5" meta:paragraph-count="123" meta:word-count="1332" meta:character-count="8337" meta:non-whitespace-character-count="7198"/>
  </office:meta>
</office:document-meta>
</file>

<file path=Object 1/content.xml><?xml version="1.0" encoding="utf-8"?>
<math xmlns="http://www.w3.org/1998/Math/MathML" display="block">
  <semantics>
    <mrow>
      <mrow>
        <mfrac>
          <mi mathvariant="italic">ReceitaExportação</mi>
          <mi mathvariant="italic">ROB</mi>
        </mfrac>
        <mo stretchy="false">∗</mo>
        <mi mathvariant="italic">valor</mi>
      </mrow>
      <mi mathvariant="italic">total</mi>
      <mi mathvariant="italic">das</mi>
      <mi mathvariant="italic">aquisições</mi>
      <mi mathvariant="italic">de</mi>
      <mi mathvariant="italic">insumos</mi>
    </mrow>
    <annotation encoding="StarMath 5.0">{ReceitaExportação} over {ROB} * valor total das aquisições de insumos</annotation>
  </semantics>
</math>
</file>